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8327in"/>
    </style:style>
    <style:style style:name="co5" style:family="table-column">
      <style:table-column-properties fo:break-before="auto" style:column-width="2.7402in"/>
    </style:style>
    <style:style style:name="co6" style:family="table-column">
      <style:table-column-properties fo:break-before="auto" style:column-width="5.700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9.8929in"/>
    </style:style>
    <style:style style:name="ro1" style:family="table-row">
      <style:table-row-properties style:row-height="0.3516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Lesson_20_Spoiler_20_Guid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8" table:default-cell-style-name="ce22"/>
        <table:table-column table:style-name="co8" table:number-columns-repeated="960" table:default-cell-style-name="ce22"/>
        <table:table-row table:style-name="ro1">
          <table:table-cell table:style-name="ce19" office:value-type="string" calcext:value-type="string">
            <text:p>Topic</text:p>
          </table:table-cell>
          <table:table-cell table:style-name="ce19" office:value-type="string" calcext:value-type="string">
            <text:p>Teacher</text:p>
          </table:table-cell>
          <table:table-cell table:style-name="ce19" office:value-type="string" calcext:value-type="string">
            <text:p>Bracket for semi-dynamic dialog</text:p>
          </table:table-cell>
          <table:table-cell table:style-name="ce19" office:value-type="string" calcext:value-type="string">
            <text:p>ProgressionMode Order</text:p>
            <text:p>(if toggled on)</text:p>
          </table:table-cell>
          <table:table-cell table:style-name="ce19" office:value-type="string" calcext:value-type="string">
            <text:p>Location and Time</text:p>
          </table:table-cell>
          <table:table-cell table:style-name="ce19" office:value-type="string" calcext:value-type="string">
            <text:p>People to talk to after lesson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20" office:value-type="string" calcext:value-type="string">
            <text:p>Kickstart the lessons! 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N/A: Starting the lessons</text:p>
          </table:table-cell>
          <table:table-cell table:style-name="ce20" office:value-type="string" calcext:value-type="string">
            <text:p>1<text:span text:style-name="T1">st</text:span> always</text:p>
          </table:table-cell>
          <table:table-cell table:style-name="ce20" office:value-type="string" calcext:value-type="string">
            <text:p>After reaching 6 hearts with Penny, visit Town between 9:00am-6:00pm on a sunny or windy day</text:p>
          </table:table-cell>
          <table:table-cell table:style-name="ce20" office:value-type="string" calcext:value-type="string">
            <text:p>Jodi, Kent, Sam, Marnie, and Shane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E &amp; Healthy Eating</text:p>
          </table:table-cell>
          <table:table-cell table:style-name="ce20" office:value-type="string" calcext:value-type="string">
            <text:p>Alex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Forest between 9:00am-6:00pm on a sunny or windy day</text:p>
          </table:table-cell>
          <table:table-cell table:style-name="ce20" office:value-type="string" calcext:value-type="string">
            <text:p>Alex, Gus, George, Evely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Cooking</text:p>
          </table:table-cell>
          <table:table-cell table:style-name="ce20" office:value-type="string" calcext:value-type="string">
            <text:p>Gus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Saloon between 12:00pm-6:10pm</text:p>
          </table:table-cell>
          <table:table-cell table:style-name="ce20" office:value-type="string" calcext:value-type="string">
            <text:p>Gus, Alex, Emil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Stories</text:p>
          </table:table-cell>
          <table:table-cell table:style-name="ce20" office:value-type="string" calcext:value-type="string">
            <text:p>Elliott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Elliott, Haley, Leah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rt</text:p>
          </table:table-cell>
          <table:table-cell table:style-name="ce20" office:value-type="string" calcext:value-type="string">
            <text:p>Haley and Leah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Forest between 9:00am-6:00pm on a sunny or windy day</text:p>
          </table:table-cell>
          <table:table-cell table:style-name="ce20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Basic Economic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Pierre's shop between 9:00am-5:00pm</text:p>
          </table:table-cell>
          <table:table-cell table:style-name="ce20" office:value-type="string" calcext:value-type="string">
            <text:p>Abigail, Sebastian, Jas, Vincent, Caroline, Pierre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rogramming Basics</text:p>
          </table:table-cell>
          <table:table-cell table:style-name="ce20" office:value-type="string" calcext:value-type="string">
            <text:p>Sebastian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Emotional Health and Dance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Pierre's shop, any time</text:p>
          </table:table-cell>
          <table:table-cell table:style-name="ce20" office:value-type="string" calcext:value-type="string">
            <text:p>Emily, Harvey, Haley, Sand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natomy</text:p>
          </table:table-cell>
          <table:table-cell table:style-name="ce20" office:value-type="string" calcext:value-type="string">
            <text:p>Harve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Clinic, any time</text:p>
          </table:table-cell>
          <table:table-cell table:style-name="ce20" office:value-type="string" calcext:value-type="string">
            <text:p>Harvey, Emily, Maru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Video Game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Town between 12:00pm-6:10pm</text:p>
          </table:table-cell>
          <table:table-cell table:style-name="ce20" office:value-type="string" calcext:value-type="string">
            <text:p>Abigail, Clint, Caroline, Pierre, Sebastian, Jas, Vincent, Jodi, Kent, Sam, <text:s/>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Metalworking</text:p>
          </table:table-cell>
          <table:table-cell table:style-name="ce20" office:value-type="string" calcext:value-type="string">
            <text:p>Clint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Blacksmith shop, any time</text:p>
          </table:table-cell>
          <table:table-cell table:style-name="ce20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nimal Care</text:p>
          </table:table-cell>
          <table:table-cell table:style-name="ce20" office:value-type="string" calcext:value-type="string">
            <text:p>Shane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Marnie's shop between 9:00am-6:00pm on a sunny or windy day</text:p>
          </table:table-cell>
          <table:table-cell table:style-name="ce20" office:value-type="string" calcext:value-type="string">
            <text:p>Shane, Sam, Jas, Vincent, Jodi, Kent, Marnie, Penny, Harvey (if you've seen Shane's 6 heart event), and Sterling if you have ARV installed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Music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Town between 9:00am-6:00pm on a sunny or windy day</text:p>
          </table:table-cell>
          <table:table-cell table:style-name="ce20" office:value-type="string" calcext:value-type="string">
            <text:p>Sam, Shane, Abigail, Sebastian, Lewis, Jas, Vincent, Jodi, Kent, Marni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Botany</text:p>
          </table:table-cell>
          <table:table-cell table:style-name="ce20" office:value-type="string" calcext:value-type="string">
            <text:p>Demetrius</text:p>
          </table:table-cell>
          <table:table-cell table:style-name="ce20" office:value-type="string" calcext:value-type="string">
            <text:p>Electronics and Botany</text:p>
          </table:table-cell>
          <table:table-cell table:style-name="ce24" office:value-type="float" office:value="14" calcext:value-type="float">
            <text:p>14</text:p>
          </table:table-cell>
          <table:table-cell table:style-name="ce20" office:value-type="string" calcext:value-type="string">
            <text:p>Mountain between 9:00am-6:00pm on a sunny or windy day</text:p>
          </table:table-cell>
          <table:table-cell table:style-name="ce20" office:value-type="string" calcext:value-type="string">
            <text:p>Demetrius, Maru, Robin, Lewis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20" office:value-type="string" calcext:value-type="string">
            <text:p>Electronics</text:p>
          </table:table-cell>
          <table:table-cell table:style-name="ce20" office:value-type="string" calcext:value-type="string">
            <text:p>Maru</text:p>
          </table:table-cell>
          <table:table-cell table:style-name="ce20" office:value-type="string" calcext:value-type="string">
            <text:p>Electronics and Botany</text:p>
          </table:table-cell>
          <table:table-cell table:style-name="ce24" office:value-type="float" office:value="15" calcext:value-type="float">
            <text:p>15</text:p>
          </table:table-cell>
          <table:table-cell table:style-name="ce20" office:value-type="string" calcext:value-type="string">
            <text:p>Robin's house, any time. Must have seen Demetrius Botany, Harvey Anatomy, Sam Music, and Clint Metalworking first.</text:p>
          </table:table-cell>
          <table:table-cell table:style-name="ce20" office:value-type="string" calcext:value-type="string">
            <text:p>Maru, Demetrius, Robi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Self-Defense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Woodworking and Self-Defense</text:p>
          </table:table-cell>
          <table:table-cell table:style-name="ce20" office:value-type="string" calcext:value-type="string">
            <text:p>16 or 17</text:p>
            <text:p>(randomly selected)</text:p>
          </table:table-cell>
          <table:table-cell table:style-name="ce20" office:value-type="string" calcext:value-type="string">
            <text:p>Pierre's shop, any time</text:p>
          </table:table-cell>
          <table:table-cell table:style-name="ce20" office:value-type="string" calcext:value-type="string">
            <text:p>Abigail, Robin, Sam, Sebastian, Jas, Vincent, Jodi, Kent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Woodworking</text:p>
          </table:table-cell>
          <table:table-cell table:style-name="ce20" office:value-type="string" calcext:value-type="string">
            <text:p>Robin</text:p>
          </table:table-cell>
          <table:table-cell table:style-name="ce20" office:value-type="string" calcext:value-type="string">
            <text:p>Woodworking and Self-Defense</text:p>
          </table:table-cell>
          <table:table-cell table:style-name="ce20" office:value-type="string" calcext:value-type="string">
            <text:p>16 or 17</text:p>
            <text:p>(randomly selected)</text:p>
          </table:table-cell>
          <table:table-cell table:style-name="ce20" office:value-type="string" calcext:value-type="string">
            <text:p>Robin's house, any time</text:p>
          </table:table-cell>
          <table:table-cell table:style-name="ce20" office:value-type="string" calcext:value-type="string">
            <text:p>Robin, Abigail, Demetrius, Maru, Sebastia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1" office:value-type="string" calcext:value-type="string">
            <text:p>Fishing</text:p>
          </table:table-cell>
          <table:table-cell table:style-name="ce21" office:value-type="string" calcext:value-type="string">
            <text:p>Willy and Linus</text:p>
          </table:table-cell>
          <table:table-cell table:style-name="ce21" office:value-type="string" calcext:value-type="string">
            <text:p>Fishing and Gardening</text:p>
          </table:table-cell>
          <table:table-cell table:style-name="ce21"/>
          <table:table-cell table:style-name="ce21" office:value-type="string" calcext:value-type="string">
            <text:p>Beach between 9:00am-6:00pm on a sunny or windy day</text:p>
          </table:table-cell>
          <table:table-cell table:style-name="ce21" office:value-type="string" calcext:value-type="string">
            <text:p>Willy, Linus, Evelyn, Caroline, Clint, Elliott, Lewis, Gus, Pam, Wizard, Leo, Jas, Vincent, Jodi, Kent, Sam, Marnie, Shane, and Penny</text:p>
          </table:table-cell>
          <table:table-cell table:style-name="ce25" table:number-columns-repeated="18"/>
          <table:table-cell table:style-name="ce26" table:number-columns-repeated="1000"/>
        </table:table-row>
        <table:table-row table:style-name="ro2">
          <table:table-cell table:style-name="ce21" office:value-type="string" calcext:value-type="string">
            <text:p>Gardening</text:p>
          </table:table-cell>
          <table:table-cell table:style-name="ce21" office:value-type="string" calcext:value-type="string">
            <text:p>Caroline and Evelyn</text:p>
          </table:table-cell>
          <table:table-cell table:style-name="ce21" office:value-type="string" calcext:value-type="string">
            <text:p>Fishing and Gardening</text:p>
          </table:table-cell>
          <table:table-cell table:style-name="ce21"/>
          <table:table-cell table:style-name="ce21" office:value-type="string" calcext:value-type="string">
            <text:p>After seeing Caroline's 2 heart event in the sun room, visit Pierre's shop any time</text:p>
          </table:table-cell>
          <table:table-cell table:style-name="ce21" office:value-type="string" calcext:value-type="string">
            <text:p>Caroline, Evelyn, Willy, Linus, Pierre, Abigail, George, Alex, Jas, Vincent, Jodi, Kent, Sam, Marnie, Shane, and Penny</text:p>
          </table:table-cell>
          <table:table-cell table:style-name="ce25" table:number-columns-repeated="18"/>
          <table:table-cell table:style-name="ce26" table:number-columns-repeated="1000"/>
        </table:table-row>
        <table:table-row table:style-name="ro4">
          <table:table-cell table:style-name="ce21" office:value-type="string" calcext:value-type="string">
            <text:p>Wrap up!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N/A: Wrapping up the lessons</text:p>
          </table:table-cell>
          <table:table-cell table:style-name="ce21"/>
          <table:table-cell table:style-name="ce21" office:value-type="string" calcext:value-type="string">
            <text:p>Saloon between 7:30pm-10:10pm</text:p>
          </table:table-cell>
          <table:table-cell table:style-name="ce21" office:value-type="string" calcext:value-type="string">
            <text:p>Jodi, Kent, Sam, Pam, Marnie, Shane, Penny</text:p>
          </table:table-cell>
          <table:table-cell table:style-name="ce25" table:number-columns-repeated="18"/>
          <table:table-cell table:style-name="ce26" table:number-columns-repeated="1000"/>
        </table:table-row>
        <table:table-row table:style-name="ro5" table:number-rows-repeated="6">
          <table:table-cell table:number-columns-repeated="1024"/>
        </table:table-row>
        <table:table-row table:style-name="ro4" table:number-rows-repeated="980">
          <table:table-cell table:style-name="ce23" table:number-columns-repeated="24"/>
          <table:table-cell table:number-columns-repeated="1000"/>
        </table:table-row>
        <table:table-row table:style-name="ro5" table:number-rows-repeated="1047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gressionMode" table:style-name="ta2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row table:style-name="ro6">
          <table:table-cell table:style-name="ce11" office:value-type="string" calcext:value-type="string">
            <text:p>Alex PE and Healthy and Eating and Gus Cooking</text:p>
          </table:table-cell>
          <table:table-cell/>
        </table:table-row>
        <table:table-row table:style-name="ro6">
          <table:table-cell table:style-name="ce12"/>
          <table:table-cell/>
        </table:table-row>
        <table:table-row table:style-name="ro6">
          <table:table-cell table:style-name="ce11" office:value-type="string" calcext:value-type="string">
            <text:p>Haley and Leah Art and Elliott Stories Progression Mode On (must have seen Alex PE and Healthy Eating and Gus Cooking first)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Abigail Economics and Sebastian Programming Progression Mode On (must have seen Haley and Leah Art and Elliott Stories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6">
          <table:table-cell office:value-type="string" calcext:value-type="string">
            <text:p>* Seb's lesson has different line if you saw Abigail Video Games. There are CTs for Abigail Video Games and any other Abigail lesson.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Maru Electronics and Demetrius Botany Progression Mode On (must have seen Willy and Linus Fishing and Caroline and Evelyn Gardening first)</text:p>
          </table:table-cell>
          <table:table-cell office:value-type="string" calcext:value-type="string">
            <text:p>has to go at the end, temp map shenanigans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Emily Emotional Health and Dance and Harvey Anatomy Progression Mode On (must have seen Abigail Economics and Sebastian Programming first)</text:p>
          </table:table-cell>
          <table:table-cell/>
        </table:table-row>
        <table:table-row table:style-name="ro6">
          <table:table-cell office:value-type="string" calcext:value-type="string">
            <text:p>* Harvey's lesson has different line if you saw Alex PE or Gus Cooking (covered)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Abigail Video Games and Clint Metalworking Progression Mode On (must have seen Emily Emotional Health and Dance and Harvey Anatomy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6">
          <table:table-cell office:value-type="string" calcext:value-type="string">
            <text:p>* Abigail's lesson - CTs has different lines if you saw at least 1 other Abby lesson (covered)</text:p>
          </table:table-cell>
          <table:table-cell/>
        </table:table-row>
        <table:table-row table:style-name="ro6">
          <table:table-cell office:value-type="string" calcext:value-type="string">
            <text:p>* Abigail's lesson - CTs has different lines if you saw Sebastian programming (covered)</text:p>
          </table:table-cell>
          <table:table-cell/>
        </table:table-row>
        <table:table-row table:style-name="ro6">
          <table:table-cell office:value-type="string" calcext:value-type="string">
            <text:p>* Abigail's lesson - CTs has different lines if you saw Sam music</text:p>
          </table:table-cell>
          <table:table-cell/>
        </table:table-row>
        <table:table-row table:style-name="ro6">
          <table:table-cell office:value-type="string" calcext:value-type="string">
            <text:p>* Clint's lesson has different lines if you saw Shane Animal Care</text:p>
          </table:table-cell>
          <table:table-cell/>
        </table:table-row>
        <table:table-row table:style-name="ro6">
          <table:table-cell office:value-type="string" calcext:value-type="string">
            <text:p>* Clint's lesson has different lines if you saw Demetrius Botany (crow)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Sam Music and Shane Animal Care Progression Mode On (must have seen Abigail Video Games and Clint Metalworking first)</text:p>
          </table:table-cell>
          <table:table-cell/>
        </table:table-row>
        <table:table-row table:style-name="ro6">
          <table:table-cell office:value-type="string" calcext:value-type="string">
            <text:p>* Sam's lesson - CTs has different lines if you saw Abigail Video Games (covered)</text:p>
          </table:table-cell>
          <table:table-cell/>
        </table:table-row>
        <table:table-row table:style-name="ro6">
          <table:table-cell office:value-type="string" calcext:value-type="string">
            <text:p>* Sam's lesson - CTs has different lines if you saw Sebastian programming (covered)</text:p>
          </table:table-cell>
          <table:table-cell/>
        </table:table-row>
        <table:table-row table:style-name="ro6">
          <table:table-cell office:value-type="string" calcext:value-type="string">
            <text:p>* Sam's lesson - CTs has different lines if you saw Demetrius Botany (bug), which you'll never see because Maru Electronics has temp map shenanigans</text:p>
          </table:table-cell>
          <table:table-cell/>
        </table:table-row>
        <table:table-row table:style-name="ro6">
          <table:table-cell office:value-type="string" calcext:value-type="string">
            <text:p>* Sam's lesson CTs: do we need any Penny lines for Saw Maru Electronics, considering you'll never see it?</text:p>
          </table:table-cell>
          <table:table-cell/>
        </table:table-row>
        <table:table-row table:style-name="ro6">
          <table:table-cell office:value-type="string" calcext:value-type="string">
            <text:p>* Shane's lesson has different lines if you saw Demetrius Botany (crow), which you'll never see because Maru Electronics has temp map shenanigans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<text:span text:style-name="T2">Robin Woodworking and Abigail Self-Defense Progression Mode On (must have seen Sam Music and Shane Animal Care first</text:span>)</text:p>
          </table:table-cell>
          <table:table-cell/>
        </table:table-row>
        <table:table-row table:style-name="ro6">
          <table:table-cell office:value-type="string" calcext:value-type="string">
            <text:p>* Robin's lesson has different lines if you saw either Elliott Stories, Haley and Leah Art, or Gus Cooking (covered)</text:p>
          </table:table-cell>
          <table:table-cell office:value-type="string" calcext:value-type="string">
            <text:p>The intent was to have Abigail Self-Defense reference the dirt incident from gardening</text:p>
          </table:table-cell>
        </table:table-row>
        <table:table-row table:style-name="ro6">
          <table:table-cell office:value-type="string" calcext:value-type="string">
            <text:p>* Robin's lesson - CTs has different lines if you saw Clint Metalworking (covered)</text:p>
          </table:table-cell>
          <table:table-cell office:value-type="string" calcext:value-type="string">
            <text:p>So we need to move this to happen after the Fishing / Gardening bracket</text:p>
          </table:table-cell>
        </table:table-row>
        <table:table-row table:style-name="ro6" table:number-rows-repeated="2">
          <table:table-cell table:number-columns-repeated="2"/>
        </table:table-row>
        <table:table-row table:style-name="ro6">
          <table:table-cell table:style-name="ce11" office:value-type="string" calcext:value-type="string">
            <text:p>Willy and Linus Fishing and Caroline and Evelyn Gardening Progression Mode On (must have seen Robin Woodworking and Abigail Self-Defense first)</text:p>
          </table:table-cell>
          <table:table-cell/>
        </table:table-row>
        <table:table-row table:style-name="ro6" table:number-rows-repeated="2">
          <table:table-cell table:number-columns-repeated="2"/>
        </table:table-row>
        <table:table-row table:style-name="ro6">
          <table:table-cell office:value-type="string" calcext:value-type="string">
            <text:p>Need to make sure Demetrius Botany and Maru Electronics is last in the progression mode ch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8:15:42.3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10-09T18:22:28.255000000</dc:date>
    <meta:editing-duration>PT1H5M42S</meta:editing-duration>
    <meta:editing-cycles>42</meta:editing-cycles>
    <meta:print-date>2023-10-09T18:20:41.891000000</meta:print-date>
    <meta:document-statistic meta:table-count="2" meta:cell-count="152" meta:object-count="0"/>
  </office:meta>
</office:document-meta>
</file>